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github.com/adarshdhakar/cn_lab_sheet5" text:style-name="Internet_20_link" text:visited-style-name="Visited_20_Internet_20_Link">https://github.com/adarshdhakar/cn_lab_sheet5</text:a></text:p>
      <text:p text:style-name="P3"/>
      <text:list text:style-name="L1">
        <text:list-item>
          <text:p text:style-name="P2">Please submit a report which contains:</text:p>
        </text:list-item>
        <text:list-item>
          <text:p text:style-name="P2">(a) Group details: Name and Roll no. of all the members;</text:p>
        </text:list-item>
        <text:list-item>
          <text:p text:style-name="P2">(b) Readme file;</text:p>
        </text:list-item>
        <text:list-item>
          <text:p text:style-name="P2">(c) Images of running server and multiple clients in the separate hosts; and (d) Clearly mention the additional functionalities in your codes;</text:p>
        </text:list-item>
        <text:list-item>
          <text:p text:style-name="P1">Please submit all the codes in a zip file.</text:p>
        </text:list-item>
      </text:list>
      <text:p text:style-name="Standard">Computer Networks LAB (CS3P004)</text:p>
      <text:p text:style-name="Standard">Spring Semester 2024-25</text:p>
      <text:p text:style-name="Standard">Lab Sheet 5</text:p>
      <text:p text:style-name="Standard">Socket Programming in C:</text:p>
      <text:p text:style-name="Standard">1) Recall the previous lab on TCP sockets:</text:p>
      <text:p text:style-name="Standard">a) Server program:</text:p>
      <text:p text:style-name="Standard">https://drive.google.com/file/d/1ppx6mQDSq_WOjC18qo752c2bqTMFMio9/view?usp=shari</text:p>
      <text:p text:style-name="Standard">ng</text:p>
      <text:p text:style-name="Standard">b) Client Program:</text:p>
      <text:p text:style-name="Standard">https://drive.google.com/file/d/16goEugVs9e3kokbj6s8tyKgtWoUwPdzP/view?usp=sharing</text:p>
      <text:p text:style-name="Standard">Web Resources: Beej’s Guide to Network Programming: https://beej.us/guide/bgnet/html/</text:p>
      <text:p text:style-name="Standard">2) In this assignment we design the client-server chat programs as follows:</text:p>
      <text:p text:style-name="Standard">i) Develop a Chat Server program using threads which can:</text:p>
      <text:p text:style-name="Standard">(1) Handle multiple clients at the same time.</text:p>
      <text:p text:style-name="Standard">(2) A client can join/disconnect from the chat.</text:p>
      <text:p text:style-name="Standard">(3) Two clients can chat via server.</text:p>
      <text:p text:style-name="Standard">(4) A client can choose to broadcast the message to all clients alive.</text:p>
      <text:p text:style-name="Standard">(5) Add more functionalities, like timeout, etc., it is up to your creativity.</text:p>
      <text:p text:style-name="Standard">ii) Design the Chat Server program (in place of threads) use select() system call to connect</text:p>
      <text:p text:style-name="Standard">multiple clients.</text:p>
      <text:p text:style-name="Standard">iii) Design the Client program for the chat-server.</text:p>
      <text:p text:style-name="Standard">Note:</text:p>
      <text:p text:style-name="Standard">(1) Server is up and running at the known port, client can join and disconnect.</text:p>
      <text:p text:style-name="Standard">(2) Please write your code in C/C++ . All the codes must be properly indented and</text:p>
      <text:p text:style-name="Standard">commented.</text:p>
      <text:p text:style-name="Standard">(3) Please submit a report which contains:</text:p>
      <text:p text:style-name="Standard">(a) Group details: Name and Roll no. of all the members;</text:p>
      <text:p text:style-name="Standard">(b) Readme file;</text:p>
      <text:p text:style-name="Standard">(c) Images of running server and multiple clients in the separate hosts; and</text:p>
      <text:p text:style-name="Standard">(d) Clearly mention the additional functionalities in your codes;</text:p>
      <text:p text:style-name="Standard">(4) Please submit all the codes in a zip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6:03.711880316</meta:creation-date>
    <dc:date>2025-02-14T12:42:30.193429140</dc:date>
    <meta:editing-duration>PT6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7" meta:word-count="279" meta:character-count="1804" meta:non-whitespace-character-count="1567"/>
  </office:meta>
</office:document-meta>
</file>